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6pt" officeooo:rsid="000520cc" officeooo:paragraph-rsid="000520cc"/>
    </style:style>
    <style:style style:name="P2" style:family="paragraph" style:parent-style-name="Standard">
      <style:text-properties style:font-name="Khmer OS" fo:font-size="16pt" fo:font-weight="bold" officeooo:rsid="000520cc" officeooo:paragraph-rsid="000520cc" style:font-weight-asian="bold" style:font-weight-complex="bold"/>
    </style:style>
    <style:style style:name="P3" style:family="paragraph" style:parent-style-name="Standard">
      <style:text-properties style:font-name="Khmer OS" fo:font-size="16pt" officeooo:rsid="000520cc" officeooo:paragraph-rsid="000520cc"/>
    </style:style>
    <style:style style:name="P4" style:family="paragraph" style:parent-style-name="Standard">
      <style:text-properties style:font-name="Khmer OS" fo:font-size="16pt" officeooo:rsid="0007ad7e" officeooo:paragraph-rsid="0007ad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 27/Jan/2021</text:p>
      <text:p text:style-name="P1"/>
      <text:p text:style-name="P1"/>
      <text:p text:style-name="P1">- Means</text:p>
      <text:p text:style-name="P1">- Bracket</text:p>
      <text:p text:style-name="P1">- Verb to be</text:p>
      <text:p text:style-name="P1"/>
      <text:p text:style-name="P1"/>
      <text:p text:style-name="P4">After Reading</text:p>
      <text:p text:style-name="P4"/>
      <text:p text:style-name="P4">B. VOCABULARY CHECK</text:p>
      <text:p text:style-name="P4">1. Self-assesement is learning about yourself</text:p>
      <text:p text:style-name="P4">2. values are things that are importance to you in life</text:p>
      <text:p text:style-name="P4">3. lifestyle is the way you live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27T10:38:02.490724002</dc:date>
    <meta:editing-duration>PT3M34S</meta:editing-duration>
    <meta:editing-cycles>4</meta:editing-cycles>
    <meta:document-statistic meta:table-count="0" meta:image-count="0" meta:object-count="0" meta:page-count="1" meta:paragraph-count="9" meta:word-count="39" meta:character-count="208" meta:non-whitespace-character-count="178"/>
  </office:meta>
</office:document-meta>
</file>